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ed4c05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36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Tablo:gelir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GELİR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ih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Acıklamn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2-20" calcext:value-type="date">
            <text:p>20.02.202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aslangıc Bakıyesı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2-25" calcext:value-type="date">
            <text:p>25.02.202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emizli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6"/>30.02.2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TM Para Cekımı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3-05" calcext:value-type="date">
            <text:p>05.03.202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cuga Harclık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03-12" calcext:value-type="date">
            <text:p>12.03.202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irma 2den Ödem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4-03-19" calcext:value-type="date">
            <text:p>19.03.202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İşyeri Ödem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4-04-02" calcext:value-type="date">
            <text:p>02.04.202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otor Gider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4-04-20" calcext:value-type="date">
            <text:p>20.04.2024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rket Gideri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Tablo:Kategori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Kategori</text:p>
          </table:table-cell>
          <table:table-cell table:style-name="ce2" office:value-type="string" calcext:value-type="string">
            <text:p>Tu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Kredi</text:p>
          </table:table-cell>
          <table:table-cell office:value-type="string" calcext:value-type="string">
            <text:p>Geli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ransfer</text:p>
          </table:table-cell>
          <table:table-cell office:value-type="string" calcext:value-type="string">
            <text:p>Gelir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enzin</text:p>
          </table:table-cell>
          <table:table-cell office:value-type="string" calcext:value-type="string">
            <text:p>Gider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rket</text:p>
          </table:table-cell>
          <table:table-cell office:value-type="string" calcext:value-type="string">
            <text:p>Gelir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iğer</text:p>
          </table:table-cell>
          <table:table-cell office:value-type="string" calcext:value-type="string">
            <text:p>Gider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Harçlık</text:p>
          </table:table-cell>
          <table:table-cell office:value-type="string" calcext:value-type="string">
            <text:p>Gider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ayfa1.E6:Sayfa1.E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1:28:57.277000000</meta:creation-date>
    <dc:date>2024-02-20T12:03:10.444000000</dc:date>
    <meta:editing-duration>PT34M14S</meta:editing-duration>
    <meta:editing-cycles>1</meta:editing-cycles>
    <meta:document-statistic meta:table-count="1" meta:cell-count="60" meta:object-count="0"/>
    <meta:generator>LibreOffice/7.4.0.3$Windows_X86_64 LibreOffice_project/f85e47c08ddd19c015c0114a68350214f7066f5a</meta:generator>
  </office:meta>
</office:document-meta>
</file>